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4000000635FFC0617ADD30F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ccff" draw:fill-color="#66ffff" draw:opacity="51%" draw:textarea-horizontal-align="justify" draw:textarea-vertical-align="middle" draw:auto-grow-height="false" fo:min-height="1.655cm" fo:min-width="10.93cm"/>
    </style:style>
    <style:style style:name="gr2" style:family="graphic" style:parent-style-name="standard">
      <style:graphic-properties draw:stroke="none" draw:fill-color="#ff99ff" draw:textarea-horizontal-align="justify" draw:textarea-vertical-align="middle" draw:auto-grow-height="false" fo:min-height="1.808cm" fo:min-width="0.771cm" draw:shadow="hidden"/>
    </style:style>
    <style:style style:name="gr3" style:family="graphic" style:parent-style-name="standard">
      <style:graphic-properties draw:stroke="none" draw:fill-color="#66ff00" draw:textarea-horizontal-align="justify" draw:textarea-vertical-align="middle" draw:auto-grow-height="false" fo:min-height="1.808cm" fo:min-width="0.771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5" style:family="graphic" style:parent-style-name="standard">
      <style:graphic-properties svg:stroke-width="0.106cm" draw:marker-start-width="0.359cm" draw:marker-end-width="0.359cm" draw:fill-color="#000000" draw:textarea-horizontal-align="justify" draw:textarea-vertical-align="middle" draw:auto-grow-height="false" fo:min-height="0.258cm" fo:min-width="8.363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2.533cm"/>
    </style:style>
    <style:style style:name="gr7" style:family="graphic" style:parent-style-name="standard">
      <style:graphic-properties draw:stroke="none" svg:stroke-color="#000000" draw:fill="none" draw:fill-color="#ffffff" fo:min-height="3.379cm"/>
    </style:style>
    <style:style style:name="gr8" style:family="graphic" style:parent-style-name="standard">
      <style:graphic-properties draw:stroke="none" svg:stroke-color="#000000" draw:fill="none" draw:fill-color="#ffffff" fo:min-height="3.79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1" style:family="graphic" style:parent-style-name="objectwithoutfill">
      <style:graphic-properties svg:stroke-width="0.081cm" draw:marker-start-width="0.32cm" draw:marker-end="Arrow" draw:marker-end-width="0.42cm" draw:fill="none" draw:textarea-vertical-align="middle" fo:padding-top="0.164cm" fo:padding-bottom="0.164cm" fo:padding-left="0.289cm" fo:padding-right="0.289cm"/>
    </style:style>
    <style:style style:name="gr12" style:family="graphic" style:parent-style-name="standard">
      <style:graphic-properties draw:stroke="none" svg:stroke-color="#000000" draw:fill="none" draw:fill-color="#ffffff" fo:min-height="1.26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978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3.733cm" fo:padding-top="0.231cm" fo:padding-bottom="0.231cm" fo:padding-left="0.356cm" fo:padding-right="0.356cm" draw:shadow="hidden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0.199cm" fo:min-width="0cm"/>
    </style:style>
    <style:style style:name="gr19" style:family="graphic" style:parent-style-name="objectwithoutfill">
      <style:graphic-properties svg:stroke-width="0.159cm" svg:stroke-color="#ff6600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916cm" fo:min-width="0.586cm"/>
    </style:style>
    <style:style style:name="gr21" style:family="graphic" style:parent-style-name="standard">
      <style:graphic-properties draw:stroke="none" svg:stroke-color="#000000" draw:fill="none" draw:fill-color="#ffffff" fo:min-height="1.909cm"/>
    </style:style>
    <style:style style:name="gr22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9.067cm" fo:padding-top="0.231cm" fo:padding-bottom="0.231cm" fo:padding-left="0.356cm" fo:padding-right="0.356cm" draw:shadow="hidden"/>
    </style:style>
    <style:style style:name="gr23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7.289cm" fo:padding-top="0.231cm" fo:padding-bottom="0.231cm" fo:padding-left="0.356cm" fo:padding-right="0.356cm" draw:shadow="hidden"/>
    </style:style>
    <style:style style:name="gr24" style:family="graphic" style:parent-style-name="objectwithoutfill">
      <style:graphic-properties draw:stroke="dash" draw:stroke-dash="Fine_20_Dashed" svg:stroke-width="0.159cm" svg:stroke-color="#ff33ff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25" style:family="graphic" style:parent-style-name="objectwithoutfill">
      <style:graphic-properties draw:stroke="dash" draw:stroke-dash="Fine_20_Dashed" svg:stroke-width="0.212cm" svg:stroke-color="#ff33ff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6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5.765cm" fo:padding-top="0.231cm" fo:padding-bottom="0.231cm" fo:padding-left="0.356cm" fo:padding-right="0.356cm" draw:shadow="hidden"/>
    </style:style>
    <style:style style:name="gr27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2.475cm" fo:min-width="3.86cm" fo:padding-top="0.231cm" fo:padding-bottom="0.231cm" fo:padding-left="0.356cm" fo:padding-right="0.356cm" draw:shadow="hidden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svg:stroke-width="0.212cm" svg:stroke-color="#000000" draw:marker-start-width="0.518cm" draw:marker-end-width="0.518cm" draw:fill-color="#ffffff" draw:opacity="100%" draw:textarea-horizontal-align="justify" draw:textarea-vertical-align="middle" draw:auto-grow-height="false" fo:min-height="3.491cm" fo:min-width="9.448cm" fo:padding-top="0.231cm" fo:padding-bottom="0.231cm" fo:padding-left="0.356cm" fo:padding-right="0.356cm" draw:shadow="hidden"/>
    </style:style>
    <style:style style:name="P1" style:family="paragraph">
      <loext:graphic-properties draw:fill-color="#66ffff" draw:opacity="51%"/>
      <style:paragraph-properties fo:text-align="center"/>
    </style:style>
    <style:style style:name="P2" style:family="paragraph">
      <loext:graphic-properties draw:fill-color="#ff99ff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32pt" fo:font-style="italic" style:font-size-asian="32pt" style:font-size-complex="32pt"/>
    </style:style>
    <style:style style:name="P9" style:family="paragraph">
      <style:paragraph-properties fo:text-align="start"/>
    </style:style>
    <style:style style:name="P10" style:family="paragraph">
      <loext:graphic-properties draw:fill-color="#ffffff" draw:opacity="100%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loext:graphic-properties draw:fill-color="#ff3333"/>
      <style:paragraph-properties fo:text-align="center"/>
      <style:text-properties fo:font-size="18pt"/>
    </style:style>
    <style:style style:name="P13" style:family="paragraph">
      <loext:graphic-properties draw:fill-color="#ff3333"/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ize-complex="32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18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.905cm" svg:x="5.445cm" svg:y="13.11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polygon draw:style-name="gr2" draw:text-style-name="P2" draw:layer="layout" svg:width="0cm" svg:height="0cm" svg:x="6.842cm" svg:y="13.122cm" svg:viewBox="0 0 0 0" draw:points="0,0">
          <text:p/>
        </draw:polygon>
        <draw:polygon draw:style-name="gr2" draw:text-style-name="P2" draw:layer="layout" svg:width="0cm" svg:height="0cm" svg:x="9.383cm" svg:y="6.771cm" svg:viewBox="0 0 0 0" draw:points="0,0">
          <text:p/>
        </draw:polygon>
        <draw:polygon draw:style-name="gr2" draw:text-style-name="P2" draw:layer="layout" svg:width="0cm" svg:height="0cm" svg:x="15.479cm" svg:y="13.121cm" svg:viewBox="0 0 0 0" draw:points="0,0">
          <text:p/>
        </draw:polygon>
        <draw:polygon draw:style-name="gr2" draw:text-style-name="P2" draw:layer="layout" svg:width="0cm" svg:height="0cm" svg:x="12.938cm" svg:y="6.77cm" svg:viewBox="0 0 0 0" draw:points="0,0">
          <text:p/>
        </draw:polygon>
        <draw:polygon draw:style-name="gr2" draw:text-style-name="P2" draw:layer="layout" svg:width="0cm" svg:height="0cm" svg:x="13.635cm" svg:y="10.708cm" svg:viewBox="0 0 0 0" draw:points="0,0">
          <text:p/>
        </draw:polygon>
        <draw:g>
          <draw:path draw:style-name="gr3" draw:text-style-name="P3" draw:layer="layout" svg:width="11.277cm" svg:height="6.351cm" svg:x="5.521cm" svg:y="14.97cm" svg:viewBox="0 0 11278 6352" svg:d="M1524 0l2541 6351h-2541zM0 6350v-6350h1524v6350zM9755 1l-2541 6351h2541zM11278 6351v-6350h-1524v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275cm" svg:height="6.351cm" svg:x="5.521cm" svg:y="6.77cm" svg:viewBox="0 0 11276 6352" svg:d="M1524 6352l2541-6351h-2541zM0 2v6350h1524v-6350zM9755 6351l-2541-6351h2541zM11276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frame draw:style-name="gr6" draw:text-style-name="P6" draw:layer="layout" svg:width="4.699cm" svg:height="2.783cm" svg:x="0.138cm" svg:y="10.525cm">
          <draw:text-box>
            <text:p><text:span text:style-name="T1">TOP GRID</text:span></text:p>
          </draw:text-box>
        </draw:frame>
        <draw:frame draw:style-name="gr6" draw:text-style-name="P6" draw:layer="layout" svg:width="5.334cm" svg:height="2.783cm" svg:x="0.111cm" svg:y="14.981cm">
          <draw:text-box>
            <text:p><text:span text:style-name="T1">BOTTOM GRID</text:span></text:p>
          </draw:text-box>
        </draw:fram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9.158cm" svg:x2="13.022cm" svg:y2="15.3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6.119cm" svg:x2="14.8cm" svg:y2="16.119cm">
          <text:p/>
        </draw:line>
        <draw:frame draw:style-name="gr8" draw:text-style-name="P6" draw:layer="layout" svg:width="9.652cm" svg:height="4.049cm" svg:x="6.334cm" svg:y="7.858cm">
          <draw:text-box>
            <text:p><text:span text:style-name="T1">ELECTRO</text:span></text:p>
            <text:p><text:span text:style-name="T1">LUMINESCENCE REGION</text:span></text:p>
          </draw:text-box>
        </draw:frame>
        <draw:line draw:style-name="gr9" draw:text-style-name="P7" draw:layer="layout" svg:x1="9.912cm" svg:y1="13.673cm" svg:x2="9.901cm" svg:y2="11.895cm">
          <text:p/>
        </draw:line>
        <draw:custom-shape draw:style-name="gr15" draw:text-style-name="P10" draw:layer="layout" svg:width="4.445cm" svg:height="2.937cm" svg:x="0.238cm" svg:y="24.749cm">
          <text:p text:style-name="P9"><text:span text:style-name="T4">BASIC </text:span></text:p>
          <text:p text:style-name="P9"><text:span text:style-name="T4">ELD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6" draw:text-style-name="P7" draw:layer="layout" svg:width="1.655cm" svg:height="4.549cm" draw:transform="skewX (0.000523598775598389) rotate (2.35654355604274) translate (10.791cm 14.65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frame draw:style-name="gr6" draw:text-style-name="P6" draw:layer="layout" svg:width="4.926cm" svg:height="2.783cm" svg:x="0.265cm" svg:y="10.271cm">
          <draw:text-box>
            <text:p><text:span text:style-name="T1">ANODI</text:span><text:span text:style-name="T1">C </text:span><text:span text:style-name="T1">GRID</text:span></text:p>
          </draw:text-box>
        </draw:frame>
        <draw:frame draw:style-name="gr6" draw:text-style-name="P6" draw:layer="layout" svg:width="5.334cm" svg:height="2.783cm" svg:x="0.2cm" svg:y="14.981cm">
          <draw:text-box>
            <text:p><text:span text:style-name="T1">CATHODIC GRID</text:span></text:p>
          </draw:text-box>
        </draw:fram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</text:span><text:span text:style-name="T1">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5.348cm" svg:x2="13.022cm" svg:y2="19.158cm">
          <text:p/>
        </draw:line>
        <draw:line draw:style-name="gr11" draw:text-style-name="P7" draw:layer="layout" svg:x1="13.022cm" svg:y1="15.328cm" svg:x2="13.022cm" svg:y2="19.13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6.119cm" svg:x2="14.8cm" svg:y2="16.119cm">
          <text:p/>
        </draw:line>
        <draw:custom-shape draw:style-name="gr17" draw:text-style-name="P11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9.128cm" svg:y="17.891cm">
          <text:p text:style-name="P4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9.928cm" svg:y="17.891cm">
          <text:p text:style-name="P4"><text:span text:style-name="T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635cm" svg:height="0.635cm" svg:x="9.528cm" svg:y="18.391cm">
          <text:p text:style-name="P4"><text:span text:style-name="T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9.863cm" svg:y1="17.256cm" svg:x2="9.863cm" svg:y2="13.065cm">
          <text:p/>
        </draw:line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custom-shape draw:style-name="gr22" draw:text-style-name="P10" draw:layer="layout" svg:width="9.779cm" svg:height="2.937cm" svg:x="0.365cm" svg:y="24.749cm">
          <text:p text:style-name="P9"><text:span text:style-name="T4">BAD VOLTAGE</text:span></text:p>
          <text:p text:style-name="P9"><text:span text:style-name="T4">CONFIGUR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9.158cm" svg:x2="13.022cm" svg:y2="15.3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6.119cm" svg:x2="14.8cm" svg:y2="16.119cm">
          <text:p/>
        </draw:line>
        <draw:custom-shape draw:style-name="gr17" draw:text-style-name="P11" draw:layer="layout" svg:width="0.635cm" svg:height="0.635cm" svg:x="9.128cm" svg:y="17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1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928cm" svg:y="17.8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528cm" svg:y="18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9.876cm" svg:y1="19.464cm" svg:x2="9.876cm" svg:y2="20.939cm">
          <text:p/>
        </draw:line>
        <draw:custom-shape draw:style-name="gr22" draw:text-style-name="P10" draw:layer="layout" svg:width="9.779cm" svg:height="2.937cm" svg:x="0.365cm" svg:y="24.749cm">
          <text:p text:style-name="P9"><text:span text:style-name="T4">GOOD VOLTAGE</text:span></text:p>
          <text:p text:style-name="P9"><text:span text:style-name="T4">CONFIGURATION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4" draw:style-name="dp1" draw:master-page-name="Default">
        <draw:frame draw:style-name="gr16" draw:text-style-name="P7" draw:layer="layout" svg:width="1.198cm" svg:height="3.292cm" draw:transform="skewX (0.000872664625997214) rotate (2.35741622066874) translate (8.406cm 18.38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9.158cm" svg:x2="13.022cm" svg:y2="15.3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6.119cm" svg:x2="14.8cm" svg:y2="16.119cm">
          <text:p/>
        </draw:line>
        <draw:custom-shape draw:style-name="gr18" draw:text-style-name="P11" draw:layer="layout" svg:width="0.635cm" svg:height="0.635cm" svg:x="6.428cm" svg:y="17.3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7.228cm" svg:y="17.391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6.828cm" svg:y="17.891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8.031cm" svg:y1="19.034cm" svg:x2="8.49cm" svg:y2="20.539cm">
          <text:p/>
        </draw:line>
        <draw:custom-shape draw:style-name="gr23" draw:text-style-name="P10" draw:layer="layout" svg:width="8.001cm" svg:height="2.937cm" svg:x="0.365cm" svg:y="24.749cm">
          <text:p text:style-name="P9"><text:span text:style-name="T4">CHERENKOV</text:span></text:p>
          <text:p text:style-name="P9"><text:span text:style-name="T4">IN PTFE</text:span></text:p>
          <draw:enhanced-geometry svg:viewBox="0 0 21600 21600" draw:type="rectangle" draw:enhanced-path="M 0 0 L 21600 0 21600 21600 0 21600 0 0 Z N"/>
        </draw:custom-shap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line draw:style-name="gr19" draw:text-style-name="P7" draw:layer="layout" svg:x1="7.303cm" svg:y1="19.295cm" svg:x2="7.762cm" svg:y2="20.8cm">
          <text:p/>
        </draw:line>
        <draw:line draw:style-name="gr25" draw:text-style-name="P7" draw:layer="layout" svg:x1="1cm" svg:y1="18.526cm" svg:x2="6.334cm" svg:y2="17.764cm">
          <text:p/>
        </draw:lin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5" draw:style-name="dp1" draw:master-page-name="Default">
        <draw:frame draw:style-name="gr16" draw:text-style-name="P7" draw:layer="layout" svg:width="0.835cm" svg:height="2.295cm" draw:transform="skewX (0.000349065850399017) rotate (2.35706715481834) translate (10.046cm 18.272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9.158cm" svg:x2="13.022cm" svg:y2="15.3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6.119cm" svg:x2="14.8cm" svg:y2="16.119cm">
          <text:p/>
        </draw:line>
        <draw:custom-shape draw:style-name="gr26" draw:text-style-name="P10" draw:layer="layout" svg:width="6.477cm" svg:height="3.953cm" svg:x="0.365cm" svg:y="23.733cm">
          <text:p text:style-name="P9"><text:span text:style-name="T4">CATHODE</text:span></text:p>
          <text:p text:style-name="P9"><text:span text:style-name="T4">CONE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line draw:style-name="gr25" draw:text-style-name="P7" draw:layer="layout" svg:x1="1cm" svg:y1="18.526cm" svg:x2="8.747cm" svg:y2="18.399cm">
          <text:p/>
        </draw:line>
        <draw:custom-shape draw:style-name="gr17" draw:text-style-name="P11" draw:layer="layout" svg:width="0.635cm" svg:height="0.635cm" svg:x="9.128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128cm" svg:y="17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928cm" svg:y="17.8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528cm" svg:y="18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9.876cm" svg:y1="19.463cm" svg:x2="9.876cm" svg:y2="20.938cm">
          <text:p/>
        </draw:lin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6" draw:style-name="dp1" draw:master-page-name="Default">
        <draw:frame draw:style-name="gr16" draw:text-style-name="P7" draw:layer="layout" svg:width="0.835cm" svg:height="2.295cm" draw:transform="skewX (0.000349065850399017) rotate (2.35706715481834) translate (10.047cm 9.672cm)">
          <draw:image xlink:href="Pictures/1000000000000024000000635FFC0617ADD30F42.jpg" xlink:type="simple" xlink:show="embed" xlink:actuate="onLoad">
            <text:p/>
          </draw:image>
        </draw:frame>
        <draw:frame draw:style-name="gr16" draw:text-style-name="P7" draw:layer="layout" svg:width="1.417cm" svg:height="3.893cm" draw:transform="skewX (0.000698131700797694) rotate (2.35724168774354) translate (10.567cm 13.54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2.658cm" svg:x2="13.022cm" svg:y2="8.8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0.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0.719cm" svg:x2="14.8cm" svg:y2="10.719cm">
          <text:p/>
        </draw:line>
        <draw:custom-shape draw:style-name="gr26" draw:text-style-name="P10" draw:layer="layout" svg:width="6.477cm" svg:height="3.953cm" svg:x="0.365cm" svg:y="23.733cm">
          <text:p text:style-name="P9"><text:span text:style-name="T4">ANODE</text:span></text:p>
          <text:p text:style-name="P9"><text:span text:style-name="T4">CONE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custom-shape draw:style-name="gr17" draw:text-style-name="P11" draw:layer="layout" svg:width="0.635cm" svg:height="0.635cm" svg:x="9.128cm" svg:y="9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128cm" svg:y="9.3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928cm" svg:y="9.39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528cm" svg:y="9.8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9.876cm" svg:y1="10.963cm" svg:x2="9.876cm" svg:y2="13.065cm">
          <text:p/>
        </draw:line>
        <draw:line draw:style-name="gr25" draw:text-style-name="P7" draw:layer="layout" svg:x1="0.948cm" svg:y1="9.778cm" svg:x2="8.695cm" svg:y2="9.651cm">
          <text:p/>
        </draw:lin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7" draw:style-name="dp1" draw:master-page-name="Default">
        <draw:frame draw:style-name="gr16" draw:text-style-name="P7" draw:layer="layout" svg:width="1.389cm" svg:height="3.819cm" draw:transform="skewX (-0.00034906585039885) rotate (-0.785398163397448) translate (9.924cm 13.7cm)">
          <draw:image xlink:href="Pictures/1000000000000024000000635FFC0617ADD30F42.jpg" xlink:type="simple" xlink:show="embed" xlink:actuate="onLoad">
            <text:p/>
          </draw:image>
        </draw:frame>
        <draw:frame draw:style-name="gr16" draw:text-style-name="P7" draw:layer="layout" svg:width="0.559cm" svg:height="1.538cm" draw:transform="skewX (0.000698131700797766) rotate (-0.784176432921053) translate (7.59cm 13.0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line draw:style-name="gr25" draw:text-style-name="P7" draw:layer="layout" svg:x1="3.808cm" svg:y1="7.238cm" svg:x2="18.633cm" svg:y2="22.061cm">
          <text:p/>
        </draw:line>
        <draw:frame draw:style-name="gr16" draw:text-style-name="P7" draw:layer="layout" svg:width="0.595cm" svg:height="1.637cm" draw:transform="skewX (-0.000698131700797621) rotate (2.35619449019234) translate (8.406cm 11.341cm)">
          <draw:image xlink:href="Pictures/1000000000000024000000635FFC0617ADD30F42.jpg" xlink:type="simple" xlink:show="embed" xlink:actuate="onLoad">
            <text:p/>
          </draw:image>
        </draw:frame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polygon draw:style-name="gr2" draw:text-style-name="P2" draw:layer="layout" svg:width="0cm" svg:height="0cm" svg:x="11.032cm" svg:y="10.633cm" svg:viewBox="0 0 0 0" draw:points="0,0">
          <text:p/>
        </draw:polygon>
        <draw:polygon draw:style-name="gr2" draw:text-style-name="P2" draw:layer="layout" svg:width="0cm" svg:height="6.349cm" svg:x="9.762cm" svg:y="11.033cm" svg:viewBox="0 0 0 6350" draw:points="0,6350 0,0 0,0">
          <text:p/>
        </draw:polygon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line draw:style-name="gr11" draw:text-style-name="P7" draw:layer="layout" svg:x1="13.022cm" svg:y1="12.658cm" svg:x2="13.022cm" svg:y2="8.848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frame draw:style-name="gr14" draw:text-style-name="P8" draw:layer="layout" svg:width="2.794cm" svg:height="2.228cm" svg:x="13.53cm" svg:y="10.6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784cm" svg:y1="10.719cm" svg:x2="14.8cm" svg:y2="10.719cm">
          <text:p/>
        </draw:lin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custom-shape draw:style-name="gr18" draw:text-style-name="P11" draw:layer="layout" svg:width="0.635cm" svg:height="0.635cm" svg:x="12.684cm" svg:y="15.98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7.96cm" svg:y1="11.667cm" svg:x2="7.96cm" svg:y2="13.065cm">
          <text:p/>
        </draw:line>
        <draw:custom-shape draw:style-name="gr27" draw:text-style-name="P10" draw:layer="layout" svg:width="4.572cm" svg:height="2.937cm" svg:x="0.365cm" svg:y="24.749cm">
          <text:p text:style-name="P9"><text:span text:style-name="T4">MUON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635cm" svg:height="0.635cm" svg:x="13.192cm" svg:y="16.49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3.7cm" svg:y="17.00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2.176cm" svg:y="15.47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1.668cm" svg:y="14.9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1.16cm" svg:y="14.46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0.652cm" svg:y="13.95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0.144cm" svg:y="13.44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636cm" svg:y="12.938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9.128cm" svg:y="12.43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8.62cm" svg:y="11.922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8.112cm" svg:y="11.414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7.604cm" svg:y="10.906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1.761cm" svg:y1="14.463cm" svg:x2="11.761cm" svg:y2="13.117cm">
          <text:p/>
        </draw:line>
        <draw:line draw:style-name="gr19" draw:text-style-name="P7" draw:layer="layout" svg:x1="12.429cm" svg:y1="16.494cm" svg:x2="12.429cm" svg:y2="20.939cm">
          <text:p/>
        </draw:line>
        <draw:line draw:style-name="gr11" draw:text-style-name="P7" draw:layer="layout" svg:x1="13.017cm" svg:y1="19.179cm" svg:x2="13.017cm" svg:y2="15.369cm">
          <text:p/>
        </draw:line>
        <draw:frame draw:style-name="gr14" draw:text-style-name="P8" draw:layer="layout" svg:width="2.794cm" svg:height="2.228cm" svg:x="13.625cm" svg:y="15.121cm">
          <draw:text-box>
            <text:p><text:span text:style-name="T2">E</text:span><text:span text:style-name="T3">cone</text:span></text:p>
          </draw:text-box>
        </draw:frame>
        <draw:line draw:style-name="gr13" draw:text-style-name="P7" draw:layer="layout" svg:x1="13.879cm" svg:y1="15.24cm" svg:x2="14.895cm" svg:y2="15.24cm">
          <text:p/>
        </draw:lin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8" draw:style-name="dp1" draw:master-page-name="Default">
        <draw:frame draw:style-name="gr28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frame draw:style-name="gr16" draw:text-style-name="P7" draw:layer="layout" svg:width="0.559cm" svg:height="1.538cm" draw:transform="skewX (0.000698131700797766) rotate (-0.784176432921053) translate (13.39cm 16.741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custom-shape draw:style-name="gr27" draw:text-style-name="P10" draw:layer="layout" svg:width="4.572cm" svg:height="2.937cm" svg:x="0.365cm" svg:y="24.749cm">
          <text:p text:style-name="P9"><text:span text:style-name="T4">S1 S2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0.635cm" svg:height="0.635cm" svg:x="13.668cm" svg:y="16.3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2.195cm" svg:y1="14.969cm" svg:x2="12.195cm" svg:y2="13.115cm">
          <text:p/>
        </draw:line>
        <draw:g>
          <draw:frame draw:style-name="gr14" draw:text-style-name="P8" draw:layer="layout" svg:width="3.123cm" svg:height="2.228cm" svg:x="14.525cm" svg:y="16.521cm">
            <draw:text-box>
              <text:p><text:span text:style-name="T2">E</text:span><text:span text:style-name="T3">corner</text:span></text:p>
            </draw:text-box>
          </draw:frame>
          <draw:line draw:style-name="gr13" draw:text-style-name="P7" draw:layer="layout" svg:x1="14.779cm" svg:y1="16.64cm" svg:x2="15.795cm" svg:y2="16.64cm">
            <text:p/>
          </draw:line>
        </draw:g>
        <draw:line draw:style-name="gr11" draw:text-style-name="P7" draw:layer="layout" svg:x1="13.379cm" svg:y1="15.284cm" svg:x2="14.529cm" svg:y2="16.434cm">
          <text:p/>
        </draw:line>
        <draw:line draw:style-name="gr19" draw:text-style-name="P7" draw:layer="layout" svg:x1="13.571cm" svg:y1="16.442cm" svg:x2="12.242cm" svg:y2="15.113cm">
          <text:p/>
        </draw:line>
        <draw:line draw:style-name="gr25" draw:text-style-name="P7" draw:layer="layout" svg:x1="15.732cm" svg:y1="22.463cm" svg:x2="14.208cm" svg:y2="17.256cm">
          <text:p/>
        </draw:lin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9" draw:style-name="dp1" draw:master-page-name="Default">
        <draw:frame draw:style-name="gr28" draw:text-style-name="P7" draw:layer="layout" svg:width="1.947cm" svg:height="5.359cm" draw:transform="skewX (0.000174532925199253) rotate (-2.35619449019234) translate (12.602cm 13.72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custom-shape draw:style-name="gr18" draw:text-style-name="P11" draw:layer="layout" svg:width="0.635cm" svg:height="0.635cm" svg:x="11.868cm" svg:y="14.6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12.195cm" svg:y1="14.969cm" svg:x2="12.195cm" svg:y2="13.115cm">
          <text:p/>
        </draw:line>
        <draw:custom-shape draw:style-name="gr18" draw:text-style-name="P11" draw:layer="layout" svg:width="0.635cm" svg:height="0.635cm" svg:x="11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12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10.16cm" svg:height="3.953cm" svg:x="0.365cm" svg:y="23.733cm">
          <text:p text:style-name="P9"><text:span text:style-name="T4">WIRE </text:span></text:p>
          <text:p text:style-name="P9"><text:span text:style-name="T4">PHOTOELECTRIC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  <draw:page draw:name="page10" draw:style-name="dp1" draw:master-page-name="Default">
        <draw:frame draw:style-name="gr28" draw:text-style-name="P7" draw:layer="layout" svg:width="1.945cm" svg:height="5.354cm" draw:transform="skewX (0.000174532925199485) rotate (2.33158534773922) translate (7.447cm 14.966cm)">
          <draw:image xlink:href="Pictures/1000000000000024000000635FFC0617ADD30F42.jpg" xlink:type="simple" xlink:show="embed" xlink:actuate="onLoad">
            <text:p/>
          </draw:image>
        </draw:frame>
        <draw:g>
          <draw:path draw:style-name="gr3" draw:text-style-name="P3" draw:layer="layout" svg:width="11.313cm" svg:height="6.351cm" draw:transform="rotate (-3.14159265358979) translate (16.797cm 21.322cm)" svg:viewBox="0 0 11314 6352" svg:d="M9803 6352l-2541-6351h2541zM11314 2v6350h-1524v-6350zM1521 6351l2541-6351h-2541zM0 1v6350h1524v-6350z">
            <text:p/>
          </draw:path>
          <draw:path draw:style-name="gr4" draw:text-style-name="P4" draw:layer="layout" svg:width="3.809cm" svg:height="5.587cm" svg:x="9.255cm" svg:y="21.32cm" svg:viewBox="0 0 3810 5588" svg:d="M0 1270v-1270h3810v1270zM635 5080v-3810h2540v3810zM1778 5588v-508h254v508z">
            <text:p/>
          </draw:path>
          <draw:path draw:style-name="gr4" draw:text-style-name="P4" draw:layer="layout" svg:width="3.809cm" svg:height="5.587cm" draw:transform="rotate (-3.14159265358979) translate (13.065cm 6.72cm)" svg:viewBox="0 0 3810 5588" svg:d="M3810 1270v-1270h-3810v1270zM3175 5080v-3810h-2540v3810zM2032 5588v-508h-254v508z">
            <text:p/>
          </draw:path>
          <draw:path draw:style-name="gr3" draw:text-style-name="P3" draw:layer="layout" svg:width="11.313cm" svg:height="6.351cm" svg:x="5.483cm" svg:y="6.77cm" svg:viewBox="0 0 11314 6352" svg:d="M1511 6352l2541-6351h-2541zM0 2v6350h1524v-6350zM9793 6351l-2541-6351h2541zM11314 1v6350h-1524v-6350z">
            <text:p/>
          </draw:path>
          <draw:path draw:style-name="gr5" draw:text-style-name="P5" draw:layer="layout" svg:width="11.143cm" svg:height="0.381cm" svg:x="5.572cm" svg:y="12.884cm" svg:viewBox="0 0 11144 382" svg:d="M0 381v-381h1143v381zM1143 200h8890zM10001 382v-381h1143v381z">
            <text:p/>
          </draw:path>
          <draw:path draw:style-name="gr5" draw:text-style-name="P5" draw:layer="layout" svg:width="11.143cm" svg:height="0.381cm" svg:x="5.572cm" svg:y="14.784cm" svg:viewBox="0 0 11144 382" svg:d="M11144 1v381h-1143v-381zM10001 182h-8890zM1143 0v381h-1143v-381z">
            <text:p/>
          </draw:path>
        </draw:g>
        <draw:g>
          <draw:custom-shape draw:style-name="gr20" draw:text-style-name="P13" draw:layer="layout" svg:width="1.536cm" svg:height="1.648cm" svg:x="5.814cm" svg:y="0.43cm">
            <text:p text:style-name="P4"><text:span text:style-name="T6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7.112cm" svg:height="2.159cm" svg:x="1.127cm" svg:y="0.5cm">
            <draw:text-box>
              <text:p><text:span text:style-name="T1">electron</text:span></text:p>
            </draw:text-box>
          </draw:frame>
        </draw:g>
        <draw:g>
          <draw:frame draw:style-name="gr16" draw:text-style-name="P7" draw:layer="layout" svg:width="1.385cm" svg:height="3.809cm" draw:transform="rotate (1.5707963267949) translate (5.191cm 3.898cm)">
            <draw:image xlink:href="Pictures/1000000000000024000000635FFC0617ADD30F42.jpg" xlink:type="simple" xlink:show="embed" xlink:actuate="onLoad">
              <text:p/>
            </draw:image>
          </draw:frame>
          <draw:frame draw:style-name="gr21" draw:text-style-name="P6" draw:layer="layout" svg:width="7.112cm" svg:height="2.159cm" svg:x="1.2cm" svg:y="2.34cm">
            <draw:text-box>
              <text:p><text:span text:style-name="T1">photon</text:span></text:p>
            </draw:text-box>
          </draw:frame>
        </draw:g>
        <draw:frame draw:style-name="gr6" draw:text-style-name="P6" draw:layer="layout" svg:width="4.699cm" svg:height="2.783cm" svg:x="14.716cm" svg:y="2.016cm">
          <draw:text-box>
            <text:p><text:span text:style-name="T1">TOP PMT</text:span></text:p>
          </draw:text-box>
        </draw:frame>
        <draw:frame draw:style-name="gr7" draw:text-style-name="P6" draw:layer="layout" svg:width="6.509cm" svg:height="3.629cm" svg:x="15.081cm" svg:y="23.652cm">
          <draw:text-box>
            <text:p><text:span text:style-name="T1">BOTTOM PMT</text:span></text:p>
          </draw:text-box>
        </draw:frame>
        <draw:frame draw:style-name="gr8" draw:text-style-name="P6" draw:layer="layout" svg:width="8.763cm" svg:height="4.049cm" svg:x="1.127cm" svg:y="20.05cm">
          <draw:text-box>
            <text:p><text:span text:style-name="T1">PTFE REFLECTOR</text:span></text:p>
          </draw:text-box>
        </draw:frame>
        <draw:line draw:style-name="gr9" draw:text-style-name="P7" draw:layer="layout" svg:x1="5.445cm" svg:y1="18.272cm" svg:x2="3.54cm" svg:y2="19.796cm">
          <text:p/>
        </draw:line>
        <draw:line draw:style-name="gr9" draw:text-style-name="P7" draw:layer="layout" svg:x1="3.54cm" svg:y1="19.796cm" svg:x2="5.572cm" svg:y2="10.144cm">
          <text:p/>
        </draw:line>
        <draw:line draw:style-name="gr9" draw:text-style-name="P7" draw:layer="layout" svg:x1="3.667cm" svg:y1="11.795cm" svg:x2="7.35cm" svg:y2="12.938cm">
          <text:p/>
        </draw:line>
        <draw:line draw:style-name="gr9" draw:text-style-name="P7" draw:layer="layout" svg:x1="5.318cm" svg:y1="16.367cm" svg:x2="7.223cm" svg:y2="15.097cm">
          <text:p/>
        </draw:line>
        <draw:line draw:style-name="gr9" draw:text-style-name="P7" draw:layer="layout" svg:x1="14.716cm" svg:y1="3.286cm" svg:x2="12.811cm" svg:y2="4.81cm">
          <text:p/>
        </draw:line>
        <draw:line draw:style-name="gr9" draw:text-style-name="P7" draw:layer="layout" svg:x1="14.843cm" svg:y1="25.003cm" svg:x2="12.938cm" svg:y2="23.479cm">
          <text:p/>
        </draw:line>
        <draw:frame draw:style-name="gr6" draw:text-style-name="P6" draw:layer="layout" svg:width="5.334cm" svg:height="2.783cm" svg:x="16.748cm" svg:y="9.52cm">
          <draw:text-box>
            <text:p><text:span text:style-name="T1">GRID RINGS</text:span></text:p>
          </draw:text-box>
        </draw:frame>
        <draw:line draw:style-name="gr9" draw:text-style-name="P7" draw:layer="layout" svg:x1="16.875cm" svg:y1="13.192cm" svg:x2="18.64cm" svg:y2="12.496cm">
          <text:p/>
        </draw:line>
        <draw:line draw:style-name="gr9" draw:text-style-name="P7" draw:layer="layout" svg:x1="18.64cm" svg:y1="12.496cm" svg:x2="16.875cm" svg:y2="14.843cm">
          <text:p/>
        </draw:line>
        <draw:line draw:style-name="gr10" draw:text-style-name="P7" draw:layer="layout" svg:x1="13.022cm" svg:y1="13.319cm" svg:x2="13.022cm" svg:y2="14.843cm">
          <text:p/>
        </draw:line>
        <draw:frame draw:style-name="gr12" draw:text-style-name="P8" draw:layer="layout" svg:width="2.667cm" svg:height="1.517cm" svg:x="13.53cm" svg:y="13.199cm">
          <draw:text-box>
            <text:p><text:span text:style-name="T2">E</text:span><text:span text:style-name="T3">scin</text:span></text:p>
          </draw:text-box>
        </draw:frame>
        <draw:line draw:style-name="gr13" draw:text-style-name="P7" draw:layer="layout" svg:x1="13.784cm" svg:y1="13.319cm" svg:x2="14.8cm" svg:y2="13.319cm">
          <text:p/>
        </draw:line>
        <draw:g>
          <draw:frame draw:style-name="gr21" draw:text-style-name="P6" draw:layer="layout" svg:width="7.112cm" svg:height="2.159cm" svg:x="1.2cm" svg:y="4.341cm">
            <draw:text-box>
              <text:p><text:span text:style-name="T1">particle</text:span></text:p>
            </draw:text-box>
          </draw:frame>
          <draw:line draw:style-name="gr24" draw:text-style-name="P7" draw:layer="layout" svg:x1="5.445cm" svg:y1="5.091cm" svg:x2="8.874cm" svg:y2="5.091cm">
            <text:p/>
          </draw:line>
        </draw:g>
        <draw:custom-shape draw:style-name="gr18" draw:text-style-name="P11" draw:layer="layout" svg:width="0.635cm" svg:height="0.635cm" svg:x="5.868cm" svg:y="14.6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6.201cm" svg:y1="14.335cm" svg:x2="6.201cm" svg:y2="13.315cm">
          <text:p/>
        </draw:line>
        <draw:custom-shape draw:style-name="gr18" draw:text-style-name="P11" draw:layer="layout" svg:width="0.635cm" svg:height="0.635cm" svg:x="5.4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0.635cm" svg:height="0.635cm" svg:x="6.268cm" svg:y="14.17cm">
          <text:p text:style-name="P4">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10.16cm" svg:height="3.953cm" svg:x="0.365cm" svg:y="23.733cm">
          <text:p text:style-name="P9"><text:span text:style-name="T4">RING </text:span></text:p>
          <text:p text:style-name="P9"><text:span text:style-name="T4">PHOTOELECTRIC</text:span></text:p>
          <text:p text:style-name="P9"><text:span text:style-name="T4">EVENT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26cm" svg:height="2.783cm" svg:x="0.265cm" svg:y="10.272cm">
          <draw:text-box>
            <text:p><text:span text:style-name="T1">ANODIC GRID</text:span></text:p>
          </draw:text-box>
        </draw:frame>
        <draw:frame draw:style-name="gr6" draw:text-style-name="P6" draw:layer="layout" svg:width="5.334cm" svg:height="2.783cm" svg:x="0.2cm" svg:y="14.982cm">
          <draw:text-box>
            <text:p><text:span text:style-name="T1">CATHODIC GR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21:02:15.887497022</meta:creation-date>
    <dc:date>2018-06-16T13:56:51.046615555</dc:date>
    <meta:editing-duration>PT5H54M2S</meta:editing-duration>
    <meta:editing-cycles>22</meta:editing-cycles>
    <meta:generator>LibreOffice/5.1.6.2$Linux_X86_64 LibreOffice_project/10m0$Build-2</meta:generator>
    <meta:document-statistic meta:object-count="443"/>
  </office:meta>
</office:document-meta>
</file>